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A00000226FC48D02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455cm" svg:height="10.751cm" svg:x="4.696cm" svg:y="-0.051cm">
          <draw:image xlink:href="Pictures/100000000000024A00000226FC48D02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1:57:40.620000000</dc:date>
    <meta:editing-duration>PT1M34S</meta:editing-duration>
    <meta:editing-cycles>2</meta:editing-cycles>
    <meta:generator>LibreOffice/4.2.5.2$Windows_x86 LibreOffice_project/61cb170a04bb1f12e77c884eab9192be736ec5f5</meta:generator>
    <meta:document-statistic meta:object-count="1"/>
  </office:meta>
</office:document-meta>
</file>